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1c9b" officeooo:paragraph-rsid="00191c9b"/>
    </style:style>
    <style:style style:name="P2" style:family="paragraph" style:parent-style-name="Standard">
      <style:text-properties officeooo:rsid="00191c9b" officeooo:paragraph-rsid="00191c9b"/>
    </style:style>
    <style:style style:name="T1" style:family="text">
      <style:text-properties officeooo:rsid="001b7a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:</text:p>
      <text:p text:style-name="P1"/>
      <text:p text:style-name="P1"><text:span text:style-name="T1">Day </text:span>1. What are the different data type you have used in assignment 1 ?</text:p>
      <text:p text:style-name="P1"/>
      <text:p text:style-name="P1">What are the significance of NULL values in oracle.</text:p>
      <text:p text:style-name="P1"/>
      <text:p text:style-name="P1"/>
      <text:p text:style-name="P1"/>
      <text:p text:style-name="P1"><text:span text:style-name="T1">Day </text:span>2. Identify DDL and DML statements used?</text:p>
      <text:p text:style-name="P1"/>
      <text:p text:style-name="P1">Differentiate between char and varchar.</text:p>
      <text:p text:style-name="P1"/>
      <text:p text:style-name="P1">Why primary key is required in a table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1:11:35.870396181</meta:creation-date>
    <dc:date>2019-02-06T11:22:51.119203117</dc:date>
    <meta:editing-duration>PT2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46" meta:character-count="253" meta:non-whitespace-character-count="213"/>
  </office:meta>
</office:document-meta>
</file>